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uency_sweep" table:style-name="ta1">
        <table:shapes>
          <draw:frame draw:z-index="0" draw:style-name="gr1" draw:text-style-name="P1" svg:width="16.003cm" svg:height="9.004cm" svg:x="10.146cm" svg:y="7.358cm">
            <draw:object draw:notify-on-update-of-ranges="frequency_sweep.A1:frequency_sweep.A1 frequency_sweep.A2:frequency_sweep.A46 frequency_sweep.C1:frequency_sweep.C1 frequency_sweep.C2:frequency_sweep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req (kHz)</text:p>
          </table:table-cell>
          <table:table-cell office:value-type="string" calcext:value-type="string">
            <text:p><text:s/>Gain</text:p>
          </table:table-cell>
          <table:table-cell office:value-type="string" calcext:value-type="string">
            <text:p><text:s/>Gain(dB) 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1289377512951" calcext:value-type="float">
            <text:p>0.001289377512951</text:p>
          </table:table-cell>
          <table:table-cell table:formula="of:=10*LOG10([.B2])" office:value-type="float" office:value="-28.8961990825742" calcext:value-type="float">
            <text:p>-28.896199082574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258638447864135" calcext:value-type="float">
            <text:p>0.002586384478641</text:p>
          </table:table-cell>
          <table:table-cell table:formula="of:=10*LOG10([.B3])" office:value-type="float" office:value="-25.8730691466801" calcext:value-type="float">
            <text:p>-25.8730691466801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38833914443317" calcext:value-type="float">
            <text:p>0.003883391444332</text:p>
          </table:table-cell>
          <table:table-cell table:formula="of:=10*LOG10([.B4])" office:value-type="float" office:value="-24.1078883053434" calcext:value-type="float">
            <text:p>-24.107888305343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518039841002205" calcext:value-type="float">
            <text:p>0.005180398410022</text:p>
          </table:table-cell>
          <table:table-cell table:formula="of:=10*LOG10([.B5])" office:value-type="float" office:value="-22.8563683859059" calcext:value-type="float">
            <text:p>-22.8563683859059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646977592297305" calcext:value-type="float">
            <text:p>0.006469775922973</text:p>
          </table:table-cell>
          <table:table-cell table:formula="of:=10*LOG10([.B6])" office:value-type="float" office:value="-21.8911076061438" calcext:value-type="float">
            <text:p>-21.8911076061438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77667828886634" calcext:value-type="float">
            <text:p>0.007766782888663</text:p>
          </table:table-cell>
          <table:table-cell table:formula="of:=10*LOG10([.B7])" office:value-type="float" office:value="-21.0975883487036" calcext:value-type="float">
            <text:p>-21.0975883487036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906378985435375" calcext:value-type="float">
            <text:p>0.009063789854354</text:p>
          </table:table-cell>
          <table:table-cell table:formula="of:=10*LOG10([.B8])" office:value-type="float" office:value="-20.4269017222592" calcext:value-type="float">
            <text:p>-20.426901722259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103607968200441" calcext:value-type="float">
            <text:p>0.010360796820044</text:p>
          </table:table-cell>
          <table:table-cell table:formula="of:=10*LOG10([.B9])" office:value-type="float" office:value="-19.8460684292661" calcext:value-type="float">
            <text:p>-19.8460684292661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116501743329951" calcext:value-type="float">
            <text:p>0.011650174332995</text:p>
          </table:table-cell>
          <table:table-cell table:formula="of:=10*LOG10([.B10])" office:value-type="float" office:value="-19.3366757581467" calcext:value-type="float">
            <text:p>-19.3366757581467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129471812986854" calcext:value-type="float">
            <text:p>0.012947181298686</text:p>
          </table:table-cell>
          <table:table-cell table:formula="of:=10*LOG10([.B11])" office:value-type="float" office:value="-18.8782477055342" calcext:value-type="float">
            <text:p>-18.87824770553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258867331446315" calcext:value-type="float">
            <text:p>0.025886733144632</text:p>
          </table:table-cell>
          <table:table-cell table:formula="of:=10*LOG10([.B12])" office:value-type="float" office:value="-15.8692275322598" calcext:value-type="float">
            <text:p>-15.8692275322598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388110260850989" calcext:value-type="float">
            <text:p>0.038811026085099</text:p>
          </table:table-cell>
          <table:table-cell table:formula="of:=10*LOG10([.B13])" office:value-type="float" office:value="-14.1104487523974" calcext:value-type="float">
            <text:p>-14.11044875239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517124306673482" calcext:value-type="float">
            <text:p>0.051712430667348</text:p>
          </table:table-cell>
          <table:table-cell table:formula="of:=10*LOG10([.B14])" office:value-type="float" office:value="-12.8640504836974" calcext:value-type="float">
            <text:p>-12.86405048369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645756879859008" calcext:value-type="float">
            <text:p>0.064575687985901</text:p>
          </table:table-cell>
          <table:table-cell table:formula="of:=10*LOG10([.B15])" office:value-type="float" office:value="-11.8993095817998" calcext:value-type="float">
            <text:p>-11.899309581799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73931685880172" calcext:value-type="float">
            <text:p>0.077393168588017</text:p>
          </table:table-cell>
          <table:table-cell table:formula="of:=10*LOG10([.B16])" office:value-type="float" office:value="-11.1129737233344" calcext:value-type="float">
            <text:p>-11.112973723334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01648724736975" calcext:value-type="float">
            <text:p>0.090164872473698</text:p>
          </table:table-cell>
          <table:table-cell table:formula="of:=10*LOG10([.B17])" office:value-type="float" office:value="-10.4496262722745" calcext:value-type="float">
            <text:p>-10.449626272274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02867911284724" calcext:value-type="float">
            <text:p>0.102867911284724</text:p>
          </table:table-cell>
          <table:table-cell table:formula="of:=10*LOG10([.B18])" office:value-type="float" office:value="-9.87720078350755" calcext:value-type="float">
            <text:p>-9.8772007835075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15509914473835" calcext:value-type="float">
            <text:p>0.115509914473835</text:p>
          </table:table-cell>
          <table:table-cell table:formula="of:=10*LOG10([.B19])" office:value-type="float" office:value="-9.37380737707042" calcext:value-type="float">
            <text:p>-9.37380737707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8067993682813" calcext:value-type="float">
            <text:p>0.128067993682813</text:p>
          </table:table-cell>
          <table:table-cell table:formula="of:=10*LOG10([.B20])" office:value-type="float" office:value="-8.92559394094009" calcext:value-type="float">
            <text:p>-8.92559394094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7560482486591" calcext:value-type="float">
            <text:p>0.247560482486591</text:p>
          </table:table-cell>
          <table:table-cell table:formula="of:=10*LOG10([.B21])" office:value-type="float" office:value="-6.06318679553872" calcext:value-type="float">
            <text:p>-6.06318679553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50466541035012" calcext:value-type="float">
            <text:p>0.350466541035012</text:p>
          </table:table-cell>
          <table:table-cell table:formula="of:=10*LOG10([.B22])" office:value-type="float" office:value="-4.55353437718665" calcext:value-type="float">
            <text:p>-4.55353437718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9896773504437" calcext:value-type="float">
            <text:p>0.429896773504437</text:p>
          </table:table-cell>
          <table:table-cell table:formula="of:=10*LOG10([.B23])" office:value-type="float" office:value="-3.66635814372357" calcext:value-type="float">
            <text:p>-3.66635814372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0548710241014" calcext:value-type="float">
            <text:p>0.480548710241014</text:p>
          </table:table-cell>
          <table:table-cell table:formula="of:=10*LOG10([.B24])" office:value-type="float" office:value="-3.18262584027291" calcext:value-type="float">
            <text:p>-3.182625840272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905776258669" calcext:value-type="float">
            <text:p>0.49905776258669</text:p>
          </table:table-cell>
          <table:table-cell table:formula="of:=10*LOG10([.B25])" office:value-type="float" office:value="-3.01849184795774" calcext:value-type="float">
            <text:p>-3.018491847957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9881362009903" calcext:value-type="float">
            <text:p>0.49881362009903</text:p>
          </table:table-cell>
          <table:table-cell table:formula="of:=10*LOG10([.B26])" office:value-type="float" office:value="-3.02061696626745" calcext:value-type="float">
            <text:p>-3.02061696626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8455035820281" calcext:value-type="float">
            <text:p>0.498455035820281</text:p>
          </table:table-cell>
          <table:table-cell table:formula="of:=10*LOG10([.B27])" office:value-type="float" office:value="-3.02374012028107" calcext:value-type="float">
            <text:p>-3.023740120281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8043045372355" calcext:value-type="float">
            <text:p>0.498043045372355</text:p>
          </table:table-cell>
          <table:table-cell table:formula="of:=10*LOG10([.B28])" office:value-type="float" office:value="-3.02733119971619" calcext:value-type="float">
            <text:p>-3.02733119971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97531872038819" calcext:value-type="float">
            <text:p>0.497531872038819</text:p>
          </table:table-cell>
          <table:table-cell table:formula="of:=10*LOG10([.B29])" office:value-type="float" office:value="-3.03179092994196" calcext:value-type="float">
            <text:p>-3.031790929941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90123673428905" calcext:value-type="float">
            <text:p>0.490123673428905</text:p>
          </table:table-cell>
          <table:table-cell table:formula="of:=10*LOG10([.B30])" office:value-type="float" office:value="-3.09694320153682" calcext:value-type="float">
            <text:p>-3.096943201536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77916549045937" calcext:value-type="float">
            <text:p>0.477916549045937</text:p>
          </table:table-cell>
          <table:table-cell table:formula="of:=10*LOG10([.B31])" office:value-type="float" office:value="-3.20647930695165" calcext:value-type="float">
            <text:p>-3.206479306951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6036880774542" calcext:value-type="float">
            <text:p>0.46036880774542</text:p>
          </table:table-cell>
          <table:table-cell table:formula="of:=10*LOG10([.B32])" office:value-type="float" office:value="-3.36894109635984" calcext:value-type="float">
            <text:p>-3.368941096359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36137665845229" calcext:value-type="float">
            <text:p>0.436137665845229</text:p>
          </table:table-cell>
          <table:table-cell table:formula="of:=10*LOG10([.B33])" office:value-type="float" office:value="-3.60376405043247" calcext:value-type="float">
            <text:p>-3.603764050432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08717412699987" calcext:value-type="float">
            <text:p>0.408717412699987</text:p>
          </table:table-cell>
          <table:table-cell table:formula="of:=10*LOG10([.B34])" office:value-type="float" office:value="-3.88576859527386" calcext:value-type="float">
            <text:p>-3.885768595273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75361445323527" calcext:value-type="float">
            <text:p>0.375361445323527</text:p>
          </table:table-cell>
          <table:table-cell table:formula="of:=10*LOG10([.B35])" office:value-type="float" office:value="-4.25550337317059" calcext:value-type="float">
            <text:p>-4.2555033731705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7191293268534" calcext:value-type="float">
            <text:p>0.337191293268534</text:p>
          </table:table-cell>
          <table:table-cell table:formula="of:=10*LOG10([.B36])" office:value-type="float" office:value="-4.72123647968558" calcext:value-type="float">
            <text:p>-4.7212364796855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9642712728216" calcext:value-type="float">
            <text:p>0.29642712728216</text:p>
          </table:table-cell>
          <table:table-cell table:formula="of:=10*LOG10([.B37])" office:value-type="float" office:value="-5.28082054775503" calcext:value-type="float">
            <text:p>-5.280820547755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51535427363795" calcext:value-type="float">
            <text:p>0.251535427363795</text:p>
          </table:table-cell>
          <table:table-cell table:formula="of:=10*LOG10([.B38])" office:value-type="float" office:value="-5.99400838341477" calcext:value-type="float">
            <text:p>-5.9940083834147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436404696691106" calcext:value-type="float">
            <text:p>0.004364046966911</text:p>
          </table:table-cell>
          <table:table-cell table:formula="of:=10*LOG10([.B39])" office:value-type="float" office:value="-23.6011058407807" calcext:value-type="float">
            <text:p>-23.60110584078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0450137711621945" calcext:value-type="float">
            <text:p>0.000450137711622</text:p>
          </table:table-cell>
          <table:table-cell table:formula="of:=10*LOG10([.B40])" office:value-type="float" office:value="-33.4665460122895" calcext:value-type="float">
            <text:p>-33.466546012289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112152955268519" calcext:value-type="float">
            <text:p>0.001121529552685</text:p>
          </table:table-cell>
          <table:table-cell table:formula="of:=10*LOG10([.B41])" office:value-type="float" office:value="-29.5018927812292" calcext:value-type="float">
            <text:p>-29.501892781229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0762945273935501" calcext:value-type="float">
            <text:p>7.62945273935501E-06</text:p>
          </table:table-cell>
          <table:table-cell table:formula="of:=10*LOG10([.B42])" office:value-type="float" office:value="-51.175066128711" calcext:value-type="float">
            <text:p>-51.1750661287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0892645970504536" calcext:value-type="float">
            <text:p>0.000892645970505</text:p>
          </table:table-cell>
          <table:table-cell table:formula="of:=10*LOG10([.B43])" office:value-type="float" office:value="-30.4932075112493" calcext:value-type="float">
            <text:p>-30.49320751124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048828497531872" calcext:value-type="float">
            <text:p>0.000488284975319</text:p>
          </table:table-cell>
          <table:table-cell table:formula="of:=10*LOG10([.B44])" office:value-type="float" office:value="-33.1132663888721" calcext:value-type="float">
            <text:p>-33.11326638887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47302606984001" calcext:value-type="float">
            <text:p>0.00047302606984</text:p>
          </table:table-cell>
          <table:table-cell table:formula="of:=10*LOG10([.B45])" office:value-type="float" office:value="-33.2511492337284" calcext:value-type="float">
            <text:p>-33.251149233728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00747686368456791" calcext:value-type="float">
            <text:p>0.000747686368457</text:p>
          </table:table-cell>
          <table:table-cell table:formula="of:=10*LOG10([.B46])" office:value-type="float" office:value="-31.262805371786" calcext:value-type="float">
            <text:p>-31.262805371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01-16T00:49:40.690000000</dc:date>
    <meta:editing-duration>PT1M57S</meta:editing-duration>
    <meta:editing-cycles>2</meta:editing-cycles>
    <meta:document-statistic meta:table-count="1" meta:cell-count="1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3.099cm" svg:y="4.203cm" style:legend-expansion="high" chart:style-name="ch2"/>
        <chart:plot-area chart:style-name="ch3" table:cell-range-address="frequency_sweep.A1:frequency_sweep.A46 frequency_sweep.C1:frequency_sweep.C46" chart:data-source-has-labels="row" svg:x="0.32cm" svg:y="0.18cm" svg:width="12.459cm" svg:height="8.645cm">
          <chart:coordinate-region svg:x="1.047cm" svg:y="0.379cm" svg:width="11.36cm" svg:height="8.2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uency_sweep.C2:frequency_sweep.C46" chart:label-cell-address="frequency_sweep.C1:frequency_sweep.C1" chart:class="chart:scatter">
            <chart:domain table:cell-range-address="frequency_sweep.A2:frequency_sweep.A46"/>
            <chart:data-point chart:repeated="4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Gain(dB) </text:p>
                <draw:g>
                  <svg:desc>frequency_sweep.C1:frequency_sweep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frequency_sweep.A2:frequency_sweep.A46</svg:desc>
                </draw:g>
              </table:table-cell>
              <table:table-cell office:value-type="float" office:value="-28.8961990825742">
                <text:p>-28.8961990825742</text:p>
                <draw:g>
                  <svg:desc>frequency_sweep.C2:frequency_sweep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25.8730691466801">
                <text:p>-25.87306914668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24.1078883053434">
                <text:p>-24.1078883053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22.8563683859059">
                <text:p>-22.85636838590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21.8911076061438">
                <text:p>-21.89110760614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21.0975883487036">
                <text:p>-21.0975883487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20.4269017222592">
                <text:p>-20.4269017222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-19.8460684292661">
                <text:p>-19.84606842926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-19.3366757581467">
                <text:p>-19.33667575814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-18.8782477055342">
                <text:p>-18.8782477055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5.8692275322598">
                <text:p>-15.86922753225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-14.1104487523974">
                <text:p>-14.1104487523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-12.8640504836974">
                <text:p>-12.86405048369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-11.8993095817998">
                <text:p>-11.89930958179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">
                <text:p>0.6</text:p>
              </table:table-cell>
              <table:table-cell office:value-type="float" office:value="-11.1129737233344">
                <text:p>-11.1129737233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-10.4496262722745">
                <text:p>-10.4496262722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-9.87720078350755">
                <text:p>-9.87720078350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">
                <text:p>0.9</text:p>
              </table:table-cell>
              <table:table-cell office:value-type="float" office:value="-9.37380737707042">
                <text:p>-9.373807377070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-8.92559394094009">
                <text:p>-8.92559394094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-6.06318679553872">
                <text:p>-6.06318679553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-4.55353437718665">
                <text:p>-4.553534377186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-3.66635814372357">
                <text:p>-3.66635814372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-3.18262584027291">
                <text:p>-3.18262584027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-3.01849184795774">
                <text:p>-3.018491847957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-3.02061696626745">
                <text:p>-3.020616966267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3.02374012028107">
                <text:p>-3.02374012028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-3.02733119971619">
                <text:p>-3.02733119971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-3.03179092994196">
                <text:p>-3.031790929941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-3.09694320153682">
                <text:p>-3.096943201536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-3.20647930695165">
                <text:p>-3.20647930695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-3.36894109635984">
                <text:p>-3.36894109635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-3.60376405043247">
                <text:p>-3.603764050432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-3.88576859527386">
                <text:p>-3.885768595273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-4.25550337317059">
                <text:p>-4.25550337317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-4.72123647968558">
                <text:p>-4.721236479685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-5.28082054775503">
                <text:p>-5.2808205477550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">
                <text:p>100</text:p>
              </table:table-cell>
              <table:table-cell office:value-type="float" office:value="-5.99400838341477">
                <text:p>-5.99400838341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0">
                <text:p>200</text:p>
              </table:table-cell>
              <table:table-cell office:value-type="float" office:value="-23.6011058407807">
                <text:p>-23.60110584078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0">
                <text:p>300</text:p>
              </table:table-cell>
              <table:table-cell office:value-type="float" office:value="-33.4665460122895">
                <text:p>-33.46654601228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-29.5018927812292">
                <text:p>-29.50189278122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0">
                <text:p>500</text:p>
              </table:table-cell>
              <table:table-cell office:value-type="float" office:value="-51.175066128711">
                <text:p>-51.175066128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0">
                <text:p>600</text:p>
              </table:table-cell>
              <table:table-cell office:value-type="float" office:value="-30.4932075112493">
                <text:p>-30.4932075112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0">
                <text:p>700</text:p>
              </table:table-cell>
              <table:table-cell office:value-type="float" office:value="-33.1132663888721">
                <text:p>-33.11326638887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">
                <text:p>800</text:p>
              </table:table-cell>
              <table:table-cell office:value-type="float" office:value="-33.2511492337284">
                <text:p>-33.25114923372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-31.262805371786">
                <text:p>-31.262805371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